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EnvironmentGroup.writeContent(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tiveEnvironmentGroup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EnvironmentGroup.getPresentationTextData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EnvironmentGroup.getPag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EnvironmentGroup.createFont( int fontRef , AFPFont font , int size , int orien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ctiveEnvironmentGroup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EnvironmentGroup.getCurrentMapCodedFo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eEnvironmentGroup.ActiveEnvironmentGroup( Factory factory , String name ,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eEnvironmentGroup.setObjectAreaPosition( int x , int y ,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